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24.99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42.21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65mm"/>
    </style:style>
    <style:style style:name="co30" style:family="table-column">
      <style:table-column-properties fo:break-before="auto" style:column-width="11.5mm"/>
    </style:style>
    <style:style style:name="co31" style:family="table-column">
      <style:table-column-properties fo:break-before="auto" style:column-width="16mm"/>
    </style:style>
    <style:style style:name="co32" style:family="table-column">
      <style:table-column-properties fo:break-before="auto" style:column-width="32.6mm"/>
    </style:style>
    <style:style style:name="co33" style:family="table-column">
      <style:table-column-properties fo:break-before="auto" style:column-width="32mm"/>
    </style:style>
    <style:style style:name="co34" style:family="table-column">
      <style:table-column-properties fo:break-before="auto" style:column-width="34.01mm"/>
    </style:style>
    <style:style style:name="co35" style:family="table-column">
      <style:table-column-properties fo:break-before="auto" style:column-width="22.51mm"/>
    </style:style>
    <style:style style:name="co36" style:family="table-column">
      <style:table-column-properties fo:break-before="auto" style:column-width="99.4mm"/>
    </style:style>
    <style:style style:name="co37" style:family="table-column">
      <style:table-column-properties fo:break-before="auto" style:column-width="27.01mm"/>
    </style:style>
    <style:style style:name="co38" style:family="table-column">
      <style:table-column-properties fo:break-before="auto" style:column-width="4.99mm"/>
    </style:style>
    <style:style style:name="co39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9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0" style:family="table-cell" style:parent-style-name="Default">
      <style:text-properties fo:font-size="16pt" style:font-size-asian="16pt" style:font-size-complex="16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9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3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2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0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1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5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6" style:family="text">
      <style:text-properties style:font-name-asian="Noto Sans CJK SC Regular" style:text-overline-style="none" style:text-overline-color="font-color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fo:color="#ffffff" style:language-complex="hi" style:country-complex="IN" style:language-asian="zh" style:country-asian="CN" fo:language="pl" fo:country="PL" style:text-line-through-mode="continuous" fo:text-shadow="none" style:text-outline="false" fo:font-style="normal" style:text-line-through-type="none" style:text-underline-style="none" style:text-underline-color="font-color" fo:font-weight="bold" fo:font-size="24pt" style:font-name="Liberation Sans"/>
    </style:style>
    <style:style style:name="T17" style:family="text">
      <style:text-properties style:font-name-asian="Noto Sans CJK SC Regular" style:text-overline-style="none" style:text-overline-color="font-color" style:font-name-complex="FreeSans" style:font-weight-asian="bold" style:font-weight-complex="bold" style:font-style-asian="normal" style:font-style-complex="normal" style:text-emphasize="none" style:font-relief="none" fo:color="#ffffff" style:language-complex="hi" style:country-complex="IN" style:language-asian="zh" style:country-asian="CN" fo:language="pl" fo:country="PL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 fo:font-size="16pt" style:font-size-asian="16pt" style:font-size-complex="16pt"/>
    </style:style>
    <style:style style:name="T18" style:family="text">
      <style:text-properties style:font-name-asian="Noto Sans CJK SC Regular" style:text-overline-style="none" style:text-overline-color="font-color" style:font-name-complex="FreeSans" style:font-weight-asian="bold" style:font-weight-complex="bold" style:font-style-asian="normal" style:font-style-complex="normal" style:text-emphasize="none" style:font-relief="none" fo:color="#ffffff" style:language-complex="hi" style:country-complex="IN" style:language-asian="zh" style:country-asian="CN" fo:language="pl" fo:country="PL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 fo:font-size="10pt" style:font-size-asian="10pt" style:font-size-complex="10pt"/>
    </style:style>
    <style:style style:name="T19" style:family="text">
      <style:text-properties style:font-name-asian="Noto Sans CJK SC Regular" style:text-overline-style="none" style:text-overline-color="font-color" style:font-name-complex="FreeSans" style:font-weight-asian="bold" style:font-weight-complex="bold" style:font-style-asian="normal" style:font-style-complex="normal" style:text-emphasize="none" style:font-relief="none" fo:color="#ffffff" style:language-complex="hi" style:country-complex="IN" style:language-asian="zh" style:country-asian="CN" fo:language="pl" fo:country="PL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 fo:font-size="22pt" style:font-size-asian="22pt" style:font-size-complex="22pt"/>
    </style:style>
    <style:style style:name="T20" style:family="text">
      <style:text-properties style:language-asian="zh" style:country-asian="CN" style:font-name-asian="Noto Sans CJK SC Regular" fo:language="pl" fo:country="PL" style:text-line-through-mode="continuous" fo:text-shadow="none" style:text-outline="false" fo:font-style="normal" style:text-line-through-type="none" style:text-underline-style="none" style:text-underline-color="font-color" fo:font-weight="bold" fo:font-size="24pt" style:language-complex="hi" style:country-complex="IN" style:font-name="Liberation Sans" fo:color="#ffffff" style:font-relief="none" style:text-emphasize="none" style:font-style-complex="normal" style:font-style-asian="normal" style:font-weight-complex="bold" style:font-weight-asian="bold" style:font-size-complex="24pt" style:font-size-asian="24pt" style:font-name-complex="FreeSans" style:text-overline-style="none" style:text-overline-color="font-color"/>
    </style:style>
    <style:style style:name="T21" style:family="text">
      <style:text-properties style:language-asian="zh" style:country-asian="CN" style:font-name-asian="Noto Sans CJK SC Regular" fo:language="pl" fo:country="PL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name="Liberation Sans" fo:color="#ffffff" style:font-relief="none" style:text-emphasize="none" style:font-style-complex="normal" style:font-style-asian="normal" style:font-weight-complex="bold" style:font-weight-asian="bold" style:font-name-complex="FreeSans" style:text-overline-style="none" style:text-overline-color="font-color" fo:font-size="16pt" style:font-size-asian="16pt" style:font-size-complex="16pt"/>
    </style:style>
    <style:style style:name="T22" style:family="text">
      <style:text-properties style:language-asian="zh" style:country-asian="CN" style:font-name-asian="Noto Sans CJK SC Regular" fo:language="pl" fo:country="PL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name="Liberation Sans" fo:color="#ffffff" style:font-relief="none" style:text-emphasize="none" style:font-style-complex="normal" style:font-style-asian="normal" style:font-weight-complex="bold" style:font-weight-asian="bold" style:font-name-complex="FreeSans" style:text-overline-style="none" style:text-overline-color="font-color" fo:font-size="10pt" style:font-size-asian="10pt" style:font-size-complex="10pt"/>
    </style:style>
    <style:style style:name="T23" style:family="text">
      <style:text-properties style:language-asian="zh" style:country-asian="CN" style:font-name-asian="Noto Sans CJK SC Regular" fo:language="pl" fo:country="PL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name="Liberation Sans" fo:color="#ffffff" style:font-relief="none" style:text-emphasize="none" style:font-style-complex="normal" style:font-style-asian="normal" style:font-weight-complex="bold" style:font-weight-asian="bold" style:font-name-complex="FreeSans" style:text-overline-style="none" style:text-overline-color="font-color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table-cell table:style-name="ce115" office:value-type="string" calcext:value-type="string" table:number-columns-spanned="3" table:number-rows-spanned="1">
            <text:p>WŁAŚCICIEL:</text:p>
          </table:table-cell>
          <table:covered-table-cell table:style-name="ce118"/>
          <table:covered-table-cell table:style-name="ce26"/>
          <table:table-cell table:style-name="ce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6"/>
          <table:table-cell table:style-name="ce127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28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122" office:value-type="string" calcext:value-type="string">
            <text:p>T+I+II+III</text:p>
          </table:table-cell>
          <table:table-cell table:style-name="ce30" table:number-columns-spanned="4" table:number-rows-spanned="1"/>
          <table:covered-table-cell table:number-columns-repeated="3" table:style-name="ce109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1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07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2">
          <table:table-cell table:style-name="ce108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1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5" table:number-rows-spanned="1"/>
          <table:covered-table-cell table:number-columns-repeated="4" table:style-name="ce109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6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98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07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2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style-name="ce25"/>
          <table:covered-table-cell table:number-columns-repeated="2"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28" table:number-columns-spanned="9" table:number-rows-spanned="1"/>
          <table:covered-table-cell table:number-columns-repeated="3" table:style-name="ce25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3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23" table:number-columns-spanned="2" table:number-rows-spanned="1"/>
          <table:covered-table-cell table:style-name="ce126"/>
          <table:table-cell table:style-name="ce134" office:value-type="string" calcext:value-type="string">
            <text:p>PŚ</text:p>
          </table:table-cell>
          <table:table-cell table:style-name="ce13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0"/>
        <table:table-column table:style-name="co15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6" table:default-cell-style-name="ce110"/>
        <table:table-column table:style-name="co12" table:number-columns-repeated="2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29" table:number-columns-spanned="8" table:number-rows-spanned="1"/>
          <table:covered-table-cell table:number-columns-repeated="4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34" office:value-type="string" calcext:value-type="string">
            <text:p>O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110"/>
        <table:table-column table:style-name="co1" table:default-cell-style-name="ce110"/>
        <table:table-column table:style-name="co17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8" table:default-cell-style-name="ce110"/>
        <table:table-column table:style-name="co12" table:number-columns-repeated="3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32"/>
          <table:covered-table-cell table:number-columns-repeated="2"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3" office:value-type="string" calcext:value-type="string">
            <text:p>INFORM.</text:p>
            <text:p>DODATK.</text:p>
          </table:table-cell>
          <table:table-cell table:style-name="ce1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33"/>
          <table:covered-table-cell table:style-name="ce6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22" office:value-type="string" calcext:value-type="string">
            <text:p>1 | 2</text:p>
            <text:p>3 | 4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MODL.</text:p>
            <text:p>W INT.</text:p>
            <text:p>PAP.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3" table:default-cell-style-name="ce110"/>
        <table:table-column table:style-name="co12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0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33" office:value-type="string" calcext:value-type="string" table:number-columns-spanned="2" table:number-rows-spanned="1">
            <text:p>MODLITW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 table:number-columns-spanned="2" table:number-rows-spanned="1">
            <text:p>M</text:p>
          </table:table-cell>
          <table:covered-table-cell table:style-name="ce134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51" office:value-type="string" calcext:value-type="string" table:number-columns-spanned="10" table:number-rows-spanned="1">
            <text:p><text:span text:style-name="T5">IA.</text:span> NABOŻEŃSTWO<text:span text:style-name="T6"> IX PIERWSZYCH PIĄTKÓW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29"/>
          <table:table-cell table:style-name="ce130" table:number-columns-repeated="2"/>
          <table:table-cell table:style-name="ce131"/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51" office:value-type="string" calcext:value-type="string" table:number-columns-spanned="15" table:number-rows-spanned="1">
            <text:p><text:span text:style-name="T5">IB.</text:span> NABOŻEŃSTWO<text:span text:style-name="T6"> V PIERWSZYCH SOBÓT MIESIĄCA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0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SO</text:p>
          </table:table-cell>
          <table:table-cell table:style-name="ce119" table:number-columns-repeated="2"/>
          <table:table-cell table:style-name="ce120"/>
          <table:table-cell table:style-name="ce30" table:number-columns-spanned="3" table:number-rows-spanned="1"/>
          <table:covered-table-cell table:number-columns-repeated="2" table:style-name="ce109"/>
          <table:table-cell table:style-name="ce134" office:value-type="string" calcext:value-type="string">
            <text:p>Z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C+D" table:style-name="ta1">
        <table:table-column table:style-name="co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12" table:number-columns-repeated="3" table:default-cell-style-name="ce110"/>
        <table:table-column table:style-name="co8" table:number-columns-repeated="1009" table:default-cell-style-name="ce110"/>
        <table:table-row table:style-name="ro1">
          <table:table-cell table:style-name="ce51" office:value-type="string" calcext:value-type="string" table:number-columns-spanned="10" table:number-rows-spanned="1">
            <text:p><text:span text:style-name="T5">IC.</text:span> NABOŻEŃSTWO<text:span text:style-name="T6"> DROGI KRZYŻOWEJ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style-name="ce128"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38" office:value-type="string" calcext:value-type="string">
            <text:p>PT</text:p>
          </table:table-cell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38" office:value-type="string" calcext:value-type="string">
            <text:p>PT</text:p>
          </table:table-cell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1" office:value-type="string" calcext:value-type="string" table:number-columns-spanned="15" table:number-rows-spanned="1">
            <text:p><text:span text:style-name="T5">ID.</text:span> NABOŻEŃSTWO<text:span text:style-name="T6"> GORZKICH ŻALÓW</text:span></text:p>
          </table:table-cell>
          <table:covered-table-cell table:number-columns-repeated="4" table:style-name="ce112"/>
          <table:covered-table-cell table:style-name="ce15"/>
          <table:covered-table-cell table:number-columns-repeated="3" table:style-name="ce118"/>
          <table:covered-table-cell table:number-columns-repeated="2" table:style-name="ce15"/>
          <table:covered-table-cell table:style-name="ce30"/>
          <table:covered-table-cell table:number-columns-repeated="2" table:style-name="ce112"/>
          <table:covered-table-cell table:style-name="ce127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1"/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138"/>
          <table:table-cell table:style-name="ce130" table:number-columns-repeated="2"/>
          <table:table-cell table:style-name="ce131"/>
          <table:table-cell table:style-name="ce108" table:number-columns-spanned="10" table:number-rows-spanned="1"/>
          <table:covered-table-cell table:number-columns-repeated="2" table:style-name="ce130"/>
          <table:covered-table-cell table:style-name="ce131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38"/>
          <table:table-cell table:style-name="ce119" table:number-columns-repeated="2"/>
          <table:table-cell table:style-name="ce120"/>
          <table:table-cell table:style-name="ce108" table:number-columns-spanned="10" table:number-rows-spanned="1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table-cell table:style-name="ce53" table:number-columns-spanned="15" table:number-rows-spanned="4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1">
          <table:covered-table-cell table:style-name="ce108"/>
          <table:covered-table-cell table:style-name="ce116"/>
          <table:covered-table-cell table:number-columns-repeated="2" table:style-name="ce119"/>
          <table:covered-table-cell table:style-name="ce120"/>
          <table:covered-table-cell table:style-name="ce138"/>
          <table:covered-table-cell table:number-columns-repeated="2" table:style-name="ce119"/>
          <table:covered-table-cell table:style-name="ce120"/>
          <table:covered-table-cell table:style-name="ce30"/>
          <table:covered-table-cell table:number-columns-repeated="2" table:style-name="ce109"/>
          <table:covered-table-cell table:number-columns-repeated="3" table:style-name="ce134"/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8" table:default-cell-style-name="ce110"/>
        <table:table-column table:style-name="co12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K. <text:span text:style-name="T7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3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33" office:value-type="string" calcext:value-type="string">
            <text:p><text:span text:style-name="T8">MIEJSCOWOŚĆ, TYP I TYTUŁ KOŚCIOŁA</text:span></text:p>
            <text:p><text:span text:style-name="T9">(Z PODKREŚLONĄ NAZWĄ POWIĄZANEGO PATRONA LUB ŚWIĘTA)</text:span></text:p>
          </table:table-cell>
          <table:table-cell table:style-name="ce1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0"/>
        <table:table-column table:style-name="co2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7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MODLITWA</text:p>
            <text:p>SZKAPLE-</text:p>
            <text:p>RZA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134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33"/>
          <table:covered-table-cell table:number-columns-repeated="2" table:style-name="ce6"/>
          <table:table-cell table:style-name="ce128"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41" table:number-columns-spanned="7" table:number-rows-spanned="1"/>
          <table:covered-table-cell table:style-name="ce140"/>
          <table:covered-table-cell table:number-columns-repeated="2" table:style-name="ce141"/>
          <table:covered-table-cell table:number-columns-repeated="3" table:style-name="ce142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109"/>
          <table:covered-table-cell table:number-columns-repeated="3" table:style-name="ce126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0" table:default-cell-style-name="ce110"/>
        <table:table-column table:style-name="co12" table:default-cell-style-name="ce110"/>
        <table:table-column table:style-name="co3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11" office:value-type="string" calcext:value-type="string">
            <text:p>LICZBA</text:p>
            <text:p>ZMARŁYCH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2" table:default-cell-style-name="ce110"/>
        <table:table-column table:style-name="co21" table:number-columns-repeated="2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0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3"/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CZĘŚCI ADORACJI (15 MIN.)</text:p>
            <text:p><text:span text:style-name="T10">CHWAŁA NA WYSOKOŚCI (C)</text:span></text:p>
            <text:p><text:span text:style-name="T10">MODLITWA DO PATRONA (M)</text:span></text:p>
          </table:table-cell>
          <table:covered-table-cell table:style-name="ce111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55" office:value-type="string" calcext:value-type="string" table:number-columns-spanned="2" table:number-rows-spanned="1">
            <text:p>1 | 2 | 3 | 4</text:p>
          </table:table-cell>
          <table:covered-table-cell table:style-name="ce122"/>
          <table:table-cell table:style-name="ce55" office:value-type="string" calcext:value-type="string">
            <text:p>C | 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110"/>
        <table:table-column table:style-name="co29" table:default-cell-style-name="ce110"/>
        <table:table-column table:style-name="co21" table:default-cell-style-name="ce110"/>
        <table:table-column table:style-name="co24" table:default-cell-style-name="ce110"/>
        <table:table-column table:style-name="co4" table:number-columns-repeated="3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27" table:default-cell-style-name="ce110"/>
        <table:table-column table:style-name="co1" table:default-cell-style-name="ce110"/>
        <table:table-column table:style-name="co8" table:number-columns-repeated="1009" table:default-cell-style-name="ce110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112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style-name="ce112"/>
          <table:covered-table-cell table:style-name="ce132"/>
          <table:covered-table-cell table:style-name="ce112"/>
          <table:table-cell table:style-name="ce127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1" office:value-type="string" calcext:value-type="string">
            <text:p>9 DNI</text:p>
            <text:p>NOWENNY</text:p>
            <text:p>I MSZA ŚW.</text:p>
          </table:table-cell>
          <table:table-cell table:style-name="ce128"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38"/>
          <table:table-cell table:style-name="ce130" table:number-columns-repeated="2"/>
          <table:table-cell table:style-name="ce131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/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108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38" office:value-type="string" calcext:value-type="string">
            <text:p><text:s/></text:p>
          </table:table-cell>
          <table:table-cell table:style-name="ce119" table:number-columns-repeated="2"/>
          <table:table-cell table:style-name="ce120"/>
          <table:table-cell table:style-name="ce109" table:number-columns-repeated="2"/>
          <table:table-cell table:style-name="ce5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. ZAKONY PATRONÓW" table:style-name="ta1">
        <table:table-column table:style-name="co9" table:default-cell-style-name="ce110"/>
        <table:table-column table:style-name="co1" table:default-cell-style-name="ce110"/>
        <table:table-column table:style-name="co19" table:default-cell-style-name="ce110"/>
        <table:table-column table:style-name="co1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20" table:default-cell-style-name="ce110"/>
        <table:table-column table:style-name="co12" table:default-cell-style-name="ce110"/>
        <table:table-column table:style-name="co21" table:default-cell-style-name="ce110"/>
        <table:table-column table:style-name="co8" table:number-columns-repeated="1012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5"/>
          <table:covered-table-cell table:style-name="ce136"/>
          <table:table-cell table:style-name="ce132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32"/>
          <table:covered-table-cell table:style-name="ce112"/>
          <table:table-cell table:style-name="ce127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1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09" table:number-columns-repeated="4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26"/>
          <table:table-cell table:style-name="ce134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0"/>
        <table:table-column table:style-name="co7" table:default-cell-style-name="ce110"/>
        <table:table-column table:style-name="co22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3" table:default-cell-style-name="ce110"/>
        <table:table-column table:style-name="co32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0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4" table:default-cell-style-name="ce110"/>
        <table:table-column table:style-name="co9" table:number-columns-repeated="3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3"/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109"/>
          <table:table-cell table:style-name="ce145" office:value-type="string" calcext:value-type="string">
            <text:p>H# / A+B /</text:p>
            <text:p>A+C / B+C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0"/>
        <table:table-column table:style-name="co1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7" table:default-cell-style-name="ce110"/>
        <table:table-column table:style-name="co34" table:default-cell-style-name="ce110"/>
        <table:table-column table:style-name="co12" table:default-cell-style-name="ce110"/>
        <table:table-column table:style-name="co35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12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RUGA</text:p>
            <text:p>OSOB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28"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29"/>
          <table:table-cell table:style-name="ce130" table:number-columns-repeated="2"/>
          <table:table-cell table:style-name="ce131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109" table:number-columns-repeated="2"/>
          <table:table-cell table:style-name="ce116"/>
          <table:table-cell table:style-name="ce119" table:number-columns-repeated="2"/>
          <table:table-cell table:style-name="ce120"/>
          <table:table-cell table:style-name="ce30"/>
          <table:table-cell table:style-name="ce126"/>
          <table:table-cell table:style-name="ce134" office:value-type="string" calcext:value-type="string">
            <text:p>M</text:p>
          </table:table-cell>
          <table:table-cell table:style-name="ce146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110"/>
        <table:table-column table:style-name="co7" table:default-cell-style-name="ce110"/>
        <table:table-column table:style-name="co36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37" table:default-cell-style-name="ce110"/>
        <table:table-column table:style-name="co32" table:default-cell-style-name="ce110"/>
        <table:table-column table:style-name="co21" table:default-cell-style-name="ce110"/>
        <table:table-column table:style-name="co8" table:number-columns-repeated="1013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112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18"/>
          <table:table-cell table:style-name="ce132" office:value-type="string" calcext:value-type="string" table:number-columns-spanned="3" table:number-rows-spanned="1">
            <text:p>myPatrons.org</text:p>
          </table:table-cell>
          <table:covered-table-cell table:style-name="ce30"/>
          <table:covered-table-cell table:style-name="ce112"/>
          <table:table-cell table:style-name="ce127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3" office:value-type="string" calcext:value-type="string">
            <text:p>MOD-</text:p>
            <text:p>LITWA</text:p>
          </table:table-cell>
          <table:table-cell table:style-name="ce128"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29"/>
          <table:table-cell table:style-name="ce130" table:number-columns-repeated="2"/>
          <table:table-cell table:style-name="ce131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09" table:number-columns-repeated="3"/>
          <table:table-cell table:style-name="ce116"/>
          <table:table-cell table:style-name="ce119" table:number-columns-repeated="2"/>
          <table:table-cell table:style-name="ce120"/>
          <table:table-cell table:style-name="ce30" table:number-columns-spanned="2" table:number-rows-spanned="1"/>
          <table:covered-table-cell table:style-name="ce109"/>
          <table:table-cell table:style-name="ce134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110"/>
        <table:table-column table:style-name="co10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11" table:default-cell-style-name="ce110"/>
        <table:table-column table:style-name="co12" table:default-cell-style-name="ce110"/>
        <table:table-column table:style-name="co38" table:default-cell-style-name="ce110"/>
        <table:table-column table:style-name="co9" table:default-cell-style-name="ce110"/>
        <table:table-column table:style-name="co8" table:number-columns-repeated="1014" table:default-cell-style-name="ce110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12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18"/>
          <table:table-cell table:style-name="ce132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112"/>
          <table:covered-table-cell table:style-name="ce127"/>
          <table:table-cell table:style-name="ce127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33"/>
          <table:covered-table-cell table:style-name="ce6"/>
          <table:table-cell table:style-name="ce133" office:value-type="string" calcext:value-type="string">
            <text:p>WIEDZA</text:p>
          </table:table-cell>
          <table:table-cell table:style-name="ce128"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09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109"/>
          <table:covered-table-cell table:number-columns-repeated="2" table:style-name="ce126"/>
          <table:table-cell table:style-name="ce134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83" office:value-type="string" calcext:value-type="string" table:number-columns-spanned="7" table:number-rows-spanned="1">
            <text:p><text:span text:style-name="T11">YB. </text:span><text:span text:style-name="T12">OSIĄGNIĘCIE:</text:span><text:span text:style-name="T13"> </text:span><text:span text:style-name="T14">PATRONI IMION MOICH NAJBLIŻSZYCH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9" table:number-columns-repeated="2"/>
          <table:table-cell table:style-name="ce113"/>
          <table:table-cell table:style-name="ce117" table:number-columns-spanned="5" table:number-rows-spanned="1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number-columns-repeated="2" table:default-cell-style-name="ce110"/>
        <table:table-column table:style-name="co6" table:default-cell-style-name="ce110"/>
        <table:table-column table:style-name="co7" table:number-columns-repeated="4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C. </text:span><text:span text:style-name="T14">OSIĄGNIĘCIE:</text:span><text:span text:style-name="T13"> </text:span><text:span text:style-name="T15">APOSTOŁOWI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 table:number-columns-spanned="7" table:number-rows-spanned="1">
            <text:p><text:s/>PIOTR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2" calcext:value-type="float">
            <text:p>2</text:p>
          </table:table-cell>
          <table:table-cell table:style-name="ce103" office:value-type="string" calcext:value-type="string" table:number-columns-spanned="7" table:number-rows-spanned="1">
            <text:p><text:s/>ANDRZ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3" calcext:value-type="float">
            <text:p>3</text:p>
          </table:table-cell>
          <table:table-cell table:style-name="ce103" office:value-type="string" calcext:value-type="string" table:number-columns-spanned="7" table:number-rows-spanned="1">
            <text:p><text:s/>JAKUB (WIĘK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4" calcext:value-type="float">
            <text:p>4</text:p>
          </table:table-cell>
          <table:table-cell table:style-name="ce103" office:value-type="string" calcext:value-type="string" table:number-columns-spanned="7" table:number-rows-spanned="1">
            <text:p><text:s/>JA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5" calcext:value-type="float">
            <text:p>5</text:p>
          </table:table-cell>
          <table:table-cell table:style-name="ce103" office:value-type="string" calcext:value-type="string" table:number-columns-spanned="7" table:number-rows-spanned="1">
            <text:p><text:s/>FILIP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6" calcext:value-type="float">
            <text:p>6</text:p>
          </table:table-cell>
          <table:table-cell table:style-name="ce103" office:value-type="string" calcext:value-type="string" table:number-columns-spanned="7" table:number-rows-spanned="1">
            <text:p><text:s/>BARTŁOM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7" calcext:value-type="float">
            <text:p>7</text:p>
          </table:table-cell>
          <table:table-cell table:style-name="ce148" office:value-type="string" calcext:value-type="string" table:number-columns-spanned="7" table:number-rows-spanned="1">
            <text:p><text:s/>TOMA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8" calcext:value-type="float">
            <text:p>8</text:p>
          </table:table-cell>
          <table:table-cell table:style-name="ce103" office:value-type="string" calcext:value-type="string" table:number-columns-spanned="7" table:number-rows-spanned="1">
            <text:p><text:s/>MAT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9" calcext:value-type="float">
            <text:p>9</text:p>
          </table:table-cell>
          <table:table-cell table:style-name="ce103" office:value-type="string" calcext:value-type="string" table:number-columns-spanned="7" table:number-rows-spanned="1">
            <text:p><text:s/>SZYMON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0" calcext:value-type="float">
            <text:p>10</text:p>
          </table:table-cell>
          <table:table-cell table:style-name="ce103" office:value-type="string" calcext:value-type="string" table:number-columns-spanned="7" table:number-rows-spanned="1">
            <text:p><text:s/>JAKUB (MNIEJSZY)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1" calcext:value-type="float">
            <text:p>11</text:p>
          </table:table-cell>
          <table:table-cell table:style-name="ce103" office:value-type="string" calcext:value-type="string" table:number-columns-spanned="7" table:number-rows-spanned="1">
            <text:p><text:s/>JUDA TADEUSZ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5">
          <table:table-cell table:style-name="ce108" office:value-type="float" office:value="12" calcext:value-type="float">
            <text:p>12</text:p>
          </table:table-cell>
          <table:table-cell table:style-name="ce103" office:value-type="string" calcext:value-type="string" table:number-columns-spanned="7" table:number-rows-spanned="1">
            <text:p><text:s/>MACIEJ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9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1">YD. </text:span><text:span text:style-name="T14">OSIĄGNIĘCIE:</text:span><text:span text:style-name="T13"> </text:span><text:span text:style-name="T15">ŚWIĘTA RODZIN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style-name="ce26"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8" office:value-type="string" calcext:value-type="string" table:number-columns-spanned="4" table:number-rows-spanned="1">
            <text:p>II</text:p>
          </table:table-cell>
          <table:covered-table-cell table:number-columns-repeated="3" table:style-name="ce108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55" office:value-type="string" calcext:value-type="string">
            <text:p>X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9"/>
          <table:table-cell table:number-columns-repeated="4" table:style-name="ce15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E. </text:span><text:span text:style-name="T14">OSIĄGNIĘCIE:</text:span><text:span text:style-name="T13"> </text:span><text:span text:style-name="T15">EWANGELIŚCI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covered-table-cell table:style-name="ce15"/>
          <table:covered-table-cell table:number-columns-repeated="2" table:style-name="ce26"/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1">YF. </text:span><text:span text:style-name="T14">OSIĄGNIĘCIE:</text:span><text:span text:style-name="T13"> </text:span><text:span text:style-name="T15">ANIOŁOWIE</text:span></text:p>
          </table:table-cell>
          <table:covered-table-cell table:style-name="ce30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covered-table-cell table:number-columns-repeated="2" table:style-name="ce109"/>
          <table:covered-table-cell table:number-columns-repeated="3" table:style-name="ce1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6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9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16">YG. </text:span><text:span text:style-name="T17">OSIĄGNIĘCIE:</text:span><text:span text:style-name="T18"> </text:span><text:span text:style-name="T19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298" calcext:value-type="float">
            <text:p>129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7" calcext:value-type="float">
            <text:p>156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568" calcext:value-type="float">
            <text:p>156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0" calcext:value-type="float">
            <text:p>17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2" calcext:value-type="float">
            <text:p>17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29" calcext:value-type="float">
            <text:p>172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754" calcext:value-type="float">
            <text:p>1754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28" calcext:value-type="float">
            <text:p>1828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30" calcext:value-type="float">
            <text:p>183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6">YG. </text:span><text:span text:style-name="T17">OSIĄGNIĘCIE:</text:span><text:span text:style-name="T18"> </text:span><text:span text:style-name="T19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51" calcext:value-type="float">
            <text:p>185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1" calcext:value-type="float">
            <text:p>187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77" calcext:value-type="float">
            <text:p>187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83" calcext:value-type="float">
            <text:p>1883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0" calcext:value-type="float">
            <text:p>189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899" calcext:value-type="float">
            <text:p>189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0" calcext:value-type="float">
            <text:p>192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5" calcext:value-type="float">
            <text:p>192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26" calcext:value-type="float">
            <text:p>192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31" calcext:value-type="float">
            <text:p>1931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46" calcext:value-type="float">
            <text:p>1946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59" calcext:value-type="float">
            <text:p>1959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70" calcext:value-type="float">
            <text:p>1970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6">YG. </text:span><text:span text:style-name="T17">OSIĄGNIĘCIE:</text:span><text:span text:style-name="T18"> </text:span><text:span text:style-name="T19">DOKTOROWIE KOŚCIOŁA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5" office:value-type="string" calcext:value-type="string">
            <text:p>ROK</text:p>
            <text:p>USTANO-</text:p>
            <text:p>WIENIA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1997" calcext:value-type="float">
            <text:p>1997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2" calcext:value-type="float">
            <text:p>201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15" calcext:value-type="float">
            <text:p>2015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table-cell table:style-name="ce108" office:value-type="float" office:value="2022" calcext:value-type="float">
            <text:p>2022</text:p>
          </table:table-cell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0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0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0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0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0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0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0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0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0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0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0" table:number-columns-spanned="6" table:number-rows-spanned="1"/>
          <table:covered-table-cell table:style-name="ce113"/>
          <table:covered-table-cell table:style-name="ce117"/>
          <table:covered-table-cell table:number-columns-repeated="2" table:style-name="ce119"/>
          <table:covered-table-cell table:style-name="ce120"/>
          <table:table-cell table:style-name="ce10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110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5" table:default-cell-style-name="ce110"/>
        <table:table-column table:style-name="co4" table:default-cell-style-name="ce110"/>
        <table:table-column table:style-name="co39" table:default-cell-style-name="ce110"/>
        <table:table-column table:style-name="co7" table:number-columns-repeated="5" table:default-cell-style-name="ce110"/>
        <table:table-column table:style-name="co8" table:number-columns-repeated="1011" table:default-cell-style-name="ce110"/>
        <table:table-row table:style-name="ro1">
          <table:table-cell table:style-name="ce1" office:value-type="string" calcext:value-type="string" table:number-columns-spanned="7" table:number-rows-spanned="1">
            <text:p><text:span text:style-name="T20">YH. </text:span><text:span text:style-name="T21">OSIĄGNIĘCIE:</text:span><text:span text:style-name="T22"> </text:span><text:span text:style-name="T23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3"/>
          <table:table-cell table:style-name="ce127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20">YH. </text:span><text:span text:style-name="T21">OSIĄGNIĘCIE:</text:span><text:span text:style-name="T22"> </text:span><text:span text:style-name="T23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20">YH. </text:span><text:span text:style-name="T21">OSIĄGNIĘCIE:</text:span><text:span text:style-name="T22"> </text:span><text:span text:style-name="T23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20">YH. </text:span><text:span text:style-name="T21">OSIĄGNIĘCIE:</text:span><text:span text:style-name="T22"> </text:span><text:span text:style-name="T23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20">YH. </text:span><text:span text:style-name="T21">OSIĄGNIĘCIE:</text:span><text:span text:style-name="T22"> </text:span><text:span text:style-name="T23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20">YH. </text:span><text:span text:style-name="T21">OSIĄGNIĘCIE:</text:span><text:span text:style-name="T22"> </text:span><text:span text:style-name="T23">PAPIEŻE</text:span></text:p>
          </table:table-cell>
          <table:covered-table-cell table:style-name="ce4"/>
          <table:covered-table-cell table:style-name="ce112"/>
          <table:covered-table-cell table:style-name="ce15"/>
          <table:covered-table-cell table:style-name="ce118"/>
          <table:covered-table-cell table:style-name="ce15"/>
          <table:covered-table-cell table:style-name="ce118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47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5"/>
          <table:table-cell table:style-name="ce125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5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08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49"/>
          <table:covered-table-cell table:number-columns-repeated="2" table:style-name="ce150"/>
          <table:covered-table-cell table:style-name="ce151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67"/>
          <table:covered-table-cell table:style-name="ce68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2" calcext:value-type="float">
            <text:p>92</text:p>
          </table:table-cell>
          <table:table-cell table:style-name="ce30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3" calcext:value-type="float">
            <text:p>93</text:p>
          </table:table-cell>
          <table:table-cell table:style-name="ce30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4" calcext:value-type="float">
            <text:p>94</text:p>
          </table:table-cell>
          <table:table-cell table:style-name="ce30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5" calcext:value-type="float">
            <text:p>95</text:p>
          </table:table-cell>
          <table:table-cell table:style-name="ce30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1">
          <table:table-cell table:style-name="ce108" office:value-type="float" office:value="96" calcext:value-type="float">
            <text:p>96</text:p>
          </table:table-cell>
          <table:table-cell table:style-name="ce30" table:number-columns-spanned="7" table:number-rows-spanned="1"/>
          <table:covered-table-cell table:number-columns-repeated="5" table:style-name="Default"/>
          <table:covered-table-cell table:style-name="ce109"/>
          <table:table-cell table:style-name="ce109"/>
          <table:table-cell table:style-name="ce126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.00.0000</text:date>, <text:time style:data-style-name="N2" text:time-value="09:04:55.8508590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4-13T11:07:15.933731317</dc:date>
    <dc:creator>Andrzej Precz</dc:creator>
    <meta:editing-duration>P1DT1H51M7S</meta:editing-duration>
    <meta:editing-cycles>493</meta:editing-cycles>
    <meta:document-statistic meta:table-count="30" meta:cell-count="1337" meta:object-count="0"/>
  </office:meta>
</office:document-meta>
</file>